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22.6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44.11mm"/>
    </style:style>
    <style:style style:name="co7" style:family="table-column">
      <style:table-column-properties fo:break-before="auto" style:column-width="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28mm" fo:break-before="auto" style:use-optimal-row-height="true"/>
    </style:style>
    <style:style style:name="ro3" style:family="table-row">
      <style:table-row-properties style:row-height="10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none" fo:border-top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overline-style="none" style:text-overline-color="font-color"/>
    </style:style>
    <style:style style:name="ce10" style:family="table-cell" style:parent-style-name="Default" style:data-style-name="N11"/>
    <style:style style:name="ce13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108">
      <style:table-cell-properties fo:background-color="#dddddd" style:diagonal-bl-tr="none" style:diagonal-tl-br="none" style:text-align-source="value-type" style:repeat-content="false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8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1">
      <style:text-properties fo:font-size="36pt" style:font-size-asian="36pt" style:font-size-complex="36pt"/>
    </style:style>
    <style:style style:name="ce3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none" fo:border-top="0.74pt solid #000000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00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3">
      <style:table-cell-properties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3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none" fo:border-top="0.74pt solid #000000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08">
      <style:table-cell-properties fo:background-color="#dddddd" style:diagonal-bl-tr="none" style:diagonal-tl-br="none" style:text-align-source="value-type" style:repeat-content="false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fo:border="none" style:direction="ltr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08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08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35mm" fo:border-right="none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3" style:family="table-cell" style:parent-style-name="Default" style:data-style-name="N11"/>
    <style:style style:name="ce44" style:family="table-cell" style:parent-style-name="Default" style:data-style-name="N11">
      <style:text-properties fo:font-size="36pt" style:font-size-asian="36pt" style:font-size-complex="36pt"/>
    </style:style>
  </office:automatic-styles>
  <office:body>
    <office:spreadsheet>
      <table:calculation-settings table:automatic-find-labels="false" table:use-regular-expressions="false" table:use-wildcards="true"/>
      <table:table table:name="DEPopulationAg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both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7560" calcext:value-type="float">
            <text:p>397560</text:p>
          </table:table-cell>
          <table:table-cell office:value-type="float" office:value="377310" calcext:value-type="float">
            <text:p>377310</text:p>
          </table:table-cell>
          <table:table-cell office:value-type="float" office:value="774870" calcext:value-type="float">
            <text:p>7748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7210" calcext:value-type="float">
            <text:p>407210</text:p>
          </table:table-cell>
          <table:table-cell office:value-type="float" office:value="386922" calcext:value-type="float">
            <text:p>386922</text:p>
          </table:table-cell>
          <table:table-cell office:value-type="float" office:value="794132" calcext:value-type="float">
            <text:p>7941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1575" calcext:value-type="float">
            <text:p>411575</text:p>
          </table:table-cell>
          <table:table-cell office:value-type="float" office:value="390840" calcext:value-type="float">
            <text:p>390840</text:p>
          </table:table-cell>
          <table:table-cell office:value-type="float" office:value="802415" calcext:value-type="float">
            <text:p>8024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3588" calcext:value-type="float">
            <text:p>413588</text:p>
          </table:table-cell>
          <table:table-cell office:value-type="float" office:value="394228" calcext:value-type="float">
            <text:p>394228</text:p>
          </table:table-cell>
          <table:table-cell office:value-type="float" office:value="807816" calcext:value-type="float">
            <text:p>8078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776" calcext:value-type="float">
            <text:p>401776</text:p>
          </table:table-cell>
          <table:table-cell office:value-type="float" office:value="380367" calcext:value-type="float">
            <text:p>380367</text:p>
          </table:table-cell>
          <table:table-cell office:value-type="float" office:value="782143" calcext:value-type="float">
            <text:p>782143</text:p>
          </table:table-cell>
          <table:table-cell table:formula="of:=SUM([.D2:.D6])" office:value-type="float" office:value="3961376" calcext:value-type="float">
            <text:p>3961376</text:p>
          </table:table-cell>
          <table:table-cell table:formula="of:=[.E6]/[.D$88]" office:value-type="float" office:value="0.0476317501602294" calcext:value-type="float">
            <text:p>0,047631750160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96168" calcext:value-type="float">
            <text:p>396168</text:p>
          </table:table-cell>
          <table:table-cell office:value-type="float" office:value="375311" calcext:value-type="float">
            <text:p>375311</text:p>
          </table:table-cell>
          <table:table-cell office:value-type="float" office:value="771479" calcext:value-type="float">
            <text:p>7714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2282" calcext:value-type="float">
            <text:p>382282</text:p>
          </table:table-cell>
          <table:table-cell office:value-type="float" office:value="361672" calcext:value-type="float">
            <text:p>361672</text:p>
          </table:table-cell>
          <table:table-cell office:value-type="float" office:value="743954" calcext:value-type="float">
            <text:p>74395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1535" calcext:value-type="float">
            <text:p>381535</text:p>
          </table:table-cell>
          <table:table-cell office:value-type="float" office:value="360434" calcext:value-type="float">
            <text:p>360434</text:p>
          </table:table-cell>
          <table:table-cell office:value-type="float" office:value="741969" calcext:value-type="float">
            <text:p>74196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873" calcext:value-type="float">
            <text:p>372873</text:p>
          </table:table-cell>
          <table:table-cell office:value-type="float" office:value="352934" calcext:value-type="float">
            <text:p>352934</text:p>
          </table:table-cell>
          <table:table-cell office:value-type="float" office:value="725807" calcext:value-type="float">
            <text:p>725807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1985" calcext:value-type="float">
            <text:p>381985</text:p>
          </table:table-cell>
          <table:table-cell office:value-type="float" office:value="361776" calcext:value-type="float">
            <text:p>361776</text:p>
          </table:table-cell>
          <table:table-cell office:value-type="float" office:value="743761" calcext:value-type="float">
            <text:p>7437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6669" calcext:value-type="float">
            <text:p>376669</text:p>
          </table:table-cell>
          <table:table-cell office:value-type="float" office:value="355707" calcext:value-type="float">
            <text:p>355707</text:p>
          </table:table-cell>
          <table:table-cell office:value-type="float" office:value="732376" calcext:value-type="float">
            <text:p>7323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86060" calcext:value-type="float">
            <text:p>386060</text:p>
          </table:table-cell>
          <table:table-cell office:value-type="float" office:value="365603" calcext:value-type="float">
            <text:p>365603</text:p>
          </table:table-cell>
          <table:table-cell office:value-type="float" office:value="751663" calcext:value-type="float">
            <text:p>75166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4312" calcext:value-type="float">
            <text:p>384312</text:p>
          </table:table-cell>
          <table:table-cell office:value-type="float" office:value="362358" calcext:value-type="float">
            <text:p>362358</text:p>
          </table:table-cell>
          <table:table-cell office:value-type="float" office:value="746670" calcext:value-type="float">
            <text:p>74667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7121" calcext:value-type="float">
            <text:p>377121</text:p>
          </table:table-cell>
          <table:table-cell office:value-type="float" office:value="354577" calcext:value-type="float">
            <text:p>354577</text:p>
          </table:table-cell>
          <table:table-cell office:value-type="float" office:value="731698" calcext:value-type="float">
            <text:p>73169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80989" calcext:value-type="float">
            <text:p>380989</text:p>
          </table:table-cell>
          <table:table-cell office:value-type="float" office:value="359517" calcext:value-type="float">
            <text:p>359517</text:p>
          </table:table-cell>
          <table:table-cell office:value-type="float" office:value="740506" calcext:value-type="float">
            <text:p>740506</text:p>
          </table:table-cell>
          <table:table-cell table:formula="of:=SUM([.D7:.D16])" office:value-type="float" office:value="7429883" calcext:value-type="float">
            <text:p>7429883</text:p>
          </table:table-cell>
          <table:table-cell table:formula="of:=[.E16]/[.D$88]" office:value-type="float" office:value="0.0893372229184343" calcext:value-type="float">
            <text:p>0,089337222918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89361" calcext:value-type="float">
            <text:p>389361</text:p>
          </table:table-cell>
          <table:table-cell office:value-type="float" office:value="367462" calcext:value-type="float">
            <text:p>367462</text:p>
          </table:table-cell>
          <table:table-cell office:value-type="float" office:value="756823" calcext:value-type="float">
            <text:p>75682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0458" calcext:value-type="float">
            <text:p>390458</text:p>
          </table:table-cell>
          <table:table-cell office:value-type="float" office:value="367424" calcext:value-type="float">
            <text:p>367424</text:p>
          </table:table-cell>
          <table:table-cell office:value-type="float" office:value="757882" calcext:value-type="float">
            <text:p>75788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8912" calcext:value-type="float">
            <text:p>398912</text:p>
          </table:table-cell>
          <table:table-cell office:value-type="float" office:value="373026" calcext:value-type="float">
            <text:p>373026</text:p>
          </table:table-cell>
          <table:table-cell office:value-type="float" office:value="771938" calcext:value-type="float">
            <text:p>77193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14640" calcext:value-type="float">
            <text:p>414640</text:p>
          </table:table-cell>
          <table:table-cell office:value-type="float" office:value="383874" calcext:value-type="float">
            <text:p>383874</text:p>
          </table:table-cell>
          <table:table-cell office:value-type="float" office:value="798514" calcext:value-type="float">
            <text:p>79851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5475" calcext:value-type="float">
            <text:p>445475</text:p>
          </table:table-cell>
          <table:table-cell office:value-type="float" office:value="408611" calcext:value-type="float">
            <text:p>408611</text:p>
          </table:table-cell>
          <table:table-cell office:value-type="float" office:value="854086" calcext:value-type="float">
            <text:p>85408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2725" calcext:value-type="float">
            <text:p>462725</text:p>
          </table:table-cell>
          <table:table-cell office:value-type="float" office:value="416144" calcext:value-type="float">
            <text:p>416144</text:p>
          </table:table-cell>
          <table:table-cell office:value-type="float" office:value="878869" calcext:value-type="float">
            <text:p>878869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74649" calcext:value-type="float">
            <text:p>474649</text:p>
          </table:table-cell>
          <table:table-cell office:value-type="float" office:value="431253" calcext:value-type="float">
            <text:p>431253</text:p>
          </table:table-cell>
          <table:table-cell office:value-type="float" office:value="905902" calcext:value-type="float">
            <text:p>90590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97629" calcext:value-type="float">
            <text:p>497629</text:p>
          </table:table-cell>
          <table:table-cell office:value-type="float" office:value="450017" calcext:value-type="float">
            <text:p>450017</text:p>
          </table:table-cell>
          <table:table-cell office:value-type="float" office:value="947646" calcext:value-type="float">
            <text:p>94764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4185" calcext:value-type="float">
            <text:p>494185</text:p>
          </table:table-cell>
          <table:table-cell office:value-type="float" office:value="450406" calcext:value-type="float">
            <text:p>450406</text:p>
          </table:table-cell>
          <table:table-cell office:value-type="float" office:value="944591" calcext:value-type="float">
            <text:p>9445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7309" calcext:value-type="float">
            <text:p>487309</text:p>
          </table:table-cell>
          <table:table-cell office:value-type="float" office:value="444114" calcext:value-type="float">
            <text:p>444114</text:p>
          </table:table-cell>
          <table:table-cell office:value-type="float" office:value="931423" calcext:value-type="float">
            <text:p>93142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4331" calcext:value-type="float">
            <text:p>494331</text:p>
          </table:table-cell>
          <table:table-cell office:value-type="float" office:value="452701" calcext:value-type="float">
            <text:p>452701</text:p>
          </table:table-cell>
          <table:table-cell office:value-type="float" office:value="947032" calcext:value-type="float">
            <text:p>94703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08936" calcext:value-type="float">
            <text:p>508936</text:p>
          </table:table-cell>
          <table:table-cell office:value-type="float" office:value="469206" calcext:value-type="float">
            <text:p>469206</text:p>
          </table:table-cell>
          <table:table-cell office:value-type="float" office:value="978142" calcext:value-type="float">
            <text:p>97814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16271" calcext:value-type="float">
            <text:p>516271</text:p>
          </table:table-cell>
          <table:table-cell office:value-type="float" office:value="479244" calcext:value-type="float">
            <text:p>479244</text:p>
          </table:table-cell>
          <table:table-cell office:value-type="float" office:value="995515" calcext:value-type="float">
            <text:p>99551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33893" calcext:value-type="float">
            <text:p>533893</text:p>
          </table:table-cell>
          <table:table-cell office:value-type="float" office:value="496421" calcext:value-type="float">
            <text:p>496421</text:p>
          </table:table-cell>
          <table:table-cell office:value-type="float" office:value="1030314" calcext:value-type="float">
            <text:p>103031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82551" calcext:value-type="float">
            <text:p>582551</text:p>
          </table:table-cell>
          <table:table-cell office:value-type="float" office:value="540917" calcext:value-type="float">
            <text:p>540917</text:p>
          </table:table-cell>
          <table:table-cell office:value-type="float" office:value="1123468" calcext:value-type="float">
            <text:p>112346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72863" calcext:value-type="float">
            <text:p>572863</text:p>
          </table:table-cell>
          <table:table-cell office:value-type="float" office:value="536364" calcext:value-type="float">
            <text:p>536364</text:p>
          </table:table-cell>
          <table:table-cell office:value-type="float" office:value="1109227" calcext:value-type="float">
            <text:p>110922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86239" calcext:value-type="float">
            <text:p>586239</text:p>
          </table:table-cell>
          <table:table-cell office:value-type="float" office:value="547343" calcext:value-type="float">
            <text:p>547343</text:p>
          </table:table-cell>
          <table:table-cell office:value-type="float" office:value="1133582" calcext:value-type="float">
            <text:p>1133582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72165" calcext:value-type="float">
            <text:p>572165</text:p>
          </table:table-cell>
          <table:table-cell office:value-type="float" office:value="536845" calcext:value-type="float">
            <text:p>536845</text:p>
          </table:table-cell>
          <table:table-cell office:value-type="float" office:value="1109010" calcext:value-type="float">
            <text:p>1109010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58639" calcext:value-type="float">
            <text:p>558639</text:p>
          </table:table-cell>
          <table:table-cell office:value-type="float" office:value="530061" calcext:value-type="float">
            <text:p>530061</text:p>
          </table:table-cell>
          <table:table-cell office:value-type="float" office:value="1088700" calcext:value-type="float">
            <text:p>1088700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40359" calcext:value-type="float">
            <text:p>540359</text:p>
          </table:table-cell>
          <table:table-cell office:value-type="float" office:value="514842" calcext:value-type="float">
            <text:p>514842</text:p>
          </table:table-cell>
          <table:table-cell office:value-type="float" office:value="1055201" calcext:value-type="float">
            <text:p>1055201</text:p>
          </table:table-cell>
          <table:table-cell table:formula="of:=SUM([.D17:.D36])" office:value-type="float" office:value="19117865" calcext:value-type="float">
            <text:p>19117865</text:p>
          </table:table-cell>
          <table:table-cell table:formula="of:=[.E36]/[.D$88]" office:value-type="float" office:value="0.229874005718466" calcext:value-type="float">
            <text:p>0,229874005718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35452" calcext:value-type="float">
            <text:p>535452</text:p>
          </table:table-cell>
          <table:table-cell office:value-type="float" office:value="512634" calcext:value-type="float">
            <text:p>512634</text:p>
          </table:table-cell>
          <table:table-cell office:value-type="float" office:value="1048086" calcext:value-type="float">
            <text:p>104808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33620" calcext:value-type="float">
            <text:p>533620</text:p>
          </table:table-cell>
          <table:table-cell office:value-type="float" office:value="515142" calcext:value-type="float">
            <text:p>515142</text:p>
          </table:table-cell>
          <table:table-cell office:value-type="float" office:value="1048762" calcext:value-type="float">
            <text:p>1048762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43069" calcext:value-type="float">
            <text:p>543069</text:p>
          </table:table-cell>
          <table:table-cell office:value-type="float" office:value="526099" calcext:value-type="float">
            <text:p>526099</text:p>
          </table:table-cell>
          <table:table-cell office:value-type="float" office:value="1069168" calcext:value-type="float">
            <text:p>1069168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34940" calcext:value-type="float">
            <text:p>534940</text:p>
          </table:table-cell>
          <table:table-cell office:value-type="float" office:value="524539" calcext:value-type="float">
            <text:p>524539</text:p>
          </table:table-cell>
          <table:table-cell office:value-type="float" office:value="1059479" calcext:value-type="float">
            <text:p>1059479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6040" calcext:value-type="float">
            <text:p>536040</text:p>
          </table:table-cell>
          <table:table-cell office:value-type="float" office:value="527675" calcext:value-type="float">
            <text:p>527675</text:p>
          </table:table-cell>
          <table:table-cell office:value-type="float" office:value="1063715" calcext:value-type="float">
            <text:p>106371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9370" calcext:value-type="float">
            <text:p>509370</text:p>
          </table:table-cell>
          <table:table-cell office:value-type="float" office:value="502448" calcext:value-type="float">
            <text:p>502448</text:p>
          </table:table-cell>
          <table:table-cell office:value-type="float" office:value="1011818" calcext:value-type="float">
            <text:p>101181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02267" calcext:value-type="float">
            <text:p>502267</text:p>
          </table:table-cell>
          <table:table-cell office:value-type="float" office:value="495161" calcext:value-type="float">
            <text:p>495161</text:p>
          </table:table-cell>
          <table:table-cell office:value-type="float" office:value="997428" calcext:value-type="float">
            <text:p>99742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97583" calcext:value-type="float">
            <text:p>497583</text:p>
          </table:table-cell>
          <table:table-cell office:value-type="float" office:value="490040" calcext:value-type="float">
            <text:p>490040</text:p>
          </table:table-cell>
          <table:table-cell office:value-type="float" office:value="987623" calcext:value-type="float">
            <text:p>98762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86715" calcext:value-type="float">
            <text:p>486715</text:p>
          </table:table-cell>
          <table:table-cell office:value-type="float" office:value="482170" calcext:value-type="float">
            <text:p>482170</text:p>
          </table:table-cell>
          <table:table-cell office:value-type="float" office:value="968885" calcext:value-type="float">
            <text:p>96888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74999" calcext:value-type="float">
            <text:p>474999</text:p>
          </table:table-cell>
          <table:table-cell office:value-type="float" office:value="468273" calcext:value-type="float">
            <text:p>468273</text:p>
          </table:table-cell>
          <table:table-cell office:value-type="float" office:value="943272" calcext:value-type="float">
            <text:p>943272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78749" calcext:value-type="float">
            <text:p>478749</text:p>
          </table:table-cell>
          <table:table-cell office:value-type="float" office:value="475713" calcext:value-type="float">
            <text:p>475713</text:p>
          </table:table-cell>
          <table:table-cell office:value-type="float" office:value="954462" calcext:value-type="float">
            <text:p>954462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81428" calcext:value-type="float">
            <text:p>481428</text:p>
          </table:table-cell>
          <table:table-cell office:value-type="float" office:value="479401" calcext:value-type="float">
            <text:p>479401</text:p>
          </table:table-cell>
          <table:table-cell office:value-type="float" office:value="960829" calcext:value-type="float">
            <text:p>960829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1939" calcext:value-type="float">
            <text:p>521939</text:p>
          </table:table-cell>
          <table:table-cell office:value-type="float" office:value="516858" calcext:value-type="float">
            <text:p>516858</text:p>
          </table:table-cell>
          <table:table-cell office:value-type="float" office:value="1038797" calcext:value-type="float">
            <text:p>1038797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3372" calcext:value-type="float">
            <text:p>573372</text:p>
          </table:table-cell>
          <table:table-cell office:value-type="float" office:value="566218" calcext:value-type="float">
            <text:p>566218</text:p>
          </table:table-cell>
          <table:table-cell office:value-type="float" office:value="1139590" calcext:value-type="float">
            <text:p>1139590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93452" calcext:value-type="float">
            <text:p>593452</text:p>
          </table:table-cell>
          <table:table-cell office:value-type="float" office:value="586228" calcext:value-type="float">
            <text:p>586228</text:p>
          </table:table-cell>
          <table:table-cell office:value-type="float" office:value="1179680" calcext:value-type="float">
            <text:p>1179680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7745" calcext:value-type="float">
            <text:p>637745</text:p>
          </table:table-cell>
          <table:table-cell office:value-type="float" office:value="626200" calcext:value-type="float">
            <text:p>626200</text:p>
          </table:table-cell>
          <table:table-cell office:value-type="float" office:value="1263945" calcext:value-type="float">
            <text:p>126394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66400" calcext:value-type="float">
            <text:p>666400</text:p>
          </table:table-cell>
          <table:table-cell office:value-type="float" office:value="654560" calcext:value-type="float">
            <text:p>654560</text:p>
          </table:table-cell>
          <table:table-cell office:value-type="float" office:value="1320960" calcext:value-type="float">
            <text:p>132096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81623" calcext:value-type="float">
            <text:p>681623</text:p>
          </table:table-cell>
          <table:table-cell office:value-type="float" office:value="671147" calcext:value-type="float">
            <text:p>671147</text:p>
          </table:table-cell>
          <table:table-cell office:value-type="float" office:value="1352770" calcext:value-type="float">
            <text:p>1352770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98358" calcext:value-type="float">
            <text:p>698358</text:p>
          </table:table-cell>
          <table:table-cell office:value-type="float" office:value="687250" calcext:value-type="float">
            <text:p>687250</text:p>
          </table:table-cell>
          <table:table-cell office:value-type="float" office:value="1385608" calcext:value-type="float">
            <text:p>138560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9645" calcext:value-type="float">
            <text:p>699645</text:p>
          </table:table-cell>
          <table:table-cell office:value-type="float" office:value="687307" calcext:value-type="float">
            <text:p>687307</text:p>
          </table:table-cell>
          <table:table-cell office:value-type="float" office:value="1386952" calcext:value-type="float">
            <text:p>1386952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09145" calcext:value-type="float">
            <text:p>709145</text:p>
          </table:table-cell>
          <table:table-cell office:value-type="float" office:value="699687" calcext:value-type="float">
            <text:p>699687</text:p>
          </table:table-cell>
          <table:table-cell office:value-type="float" office:value="1408832" calcext:value-type="float">
            <text:p>1408832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99652" calcext:value-type="float">
            <text:p>699652</text:p>
          </table:table-cell>
          <table:table-cell office:value-type="float" office:value="693290" calcext:value-type="float">
            <text:p>693290</text:p>
          </table:table-cell>
          <table:table-cell office:value-type="float" office:value="1392942" calcext:value-type="float">
            <text:p>1392942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72765" calcext:value-type="float">
            <text:p>672765</text:p>
          </table:table-cell>
          <table:table-cell office:value-type="float" office:value="671623" calcext:value-type="float">
            <text:p>671623</text:p>
          </table:table-cell>
          <table:table-cell office:value-type="float" office:value="1344388" calcext:value-type="float">
            <text:p>134438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57265" calcext:value-type="float">
            <text:p>657265</text:p>
          </table:table-cell>
          <table:table-cell office:value-type="float" office:value="662587" calcext:value-type="float">
            <text:p>662587</text:p>
          </table:table-cell>
          <table:table-cell office:value-type="float" office:value="1319852" calcext:value-type="float">
            <text:p>1319852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31563" calcext:value-type="float">
            <text:p>631563</text:p>
          </table:table-cell>
          <table:table-cell office:value-type="float" office:value="639728" calcext:value-type="float">
            <text:p>639728</text:p>
          </table:table-cell>
          <table:table-cell office:value-type="float" office:value="1271291" calcext:value-type="float">
            <text:p>1271291</text:p>
          </table:table-cell>
          <table:table-cell table:formula="of:=SUM([.D37:.D61])" office:value-type="float" office:value="28919134" calcext:value-type="float">
            <text:p>28919134</text:p>
          </table:table-cell>
          <table:table-cell table:formula="of:=[.E61]/[.D$88]" office:value-type="float" office:value="0.347724872755879" calcext:value-type="float">
            <text:p>0,3477248727558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0222" calcext:value-type="float">
            <text:p>610222</text:p>
          </table:table-cell>
          <table:table-cell office:value-type="float" office:value="619887" calcext:value-type="float">
            <text:p>619887</text:p>
          </table:table-cell>
          <table:table-cell office:value-type="float" office:value="1230109" calcext:value-type="float">
            <text:p>1230109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72499" calcext:value-type="float">
            <text:p>572499</text:p>
          </table:table-cell>
          <table:table-cell office:value-type="float" office:value="584626" calcext:value-type="float">
            <text:p>584626</text:p>
          </table:table-cell>
          <table:table-cell office:value-type="float" office:value="1157125" calcext:value-type="float">
            <text:p>115712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54257" calcext:value-type="float">
            <text:p>554257</text:p>
          </table:table-cell>
          <table:table-cell office:value-type="float" office:value="570501" calcext:value-type="float">
            <text:p>570501</text:p>
          </table:table-cell>
          <table:table-cell office:value-type="float" office:value="1124758" calcext:value-type="float">
            <text:p>1124758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33171" calcext:value-type="float">
            <text:p>533171</text:p>
          </table:table-cell>
          <table:table-cell office:value-type="float" office:value="554786" calcext:value-type="float">
            <text:p>554786</text:p>
          </table:table-cell>
          <table:table-cell office:value-type="float" office:value="1087957" calcext:value-type="float">
            <text:p>1087957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9304" calcext:value-type="float">
            <text:p>509304</text:p>
          </table:table-cell>
          <table:table-cell office:value-type="float" office:value="538518" calcext:value-type="float">
            <text:p>538518</text:p>
          </table:table-cell>
          <table:table-cell office:value-type="float" office:value="1047822" calcext:value-type="float">
            <text:p>104782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90640" calcext:value-type="float">
            <text:p>490640</text:p>
          </table:table-cell>
          <table:table-cell office:value-type="float" office:value="530406" calcext:value-type="float">
            <text:p>530406</text:p>
          </table:table-cell>
          <table:table-cell office:value-type="float" office:value="1021046" calcext:value-type="float">
            <text:p>102104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68105" calcext:value-type="float">
            <text:p>468105</text:p>
          </table:table-cell>
          <table:table-cell office:value-type="float" office:value="513081" calcext:value-type="float">
            <text:p>513081</text:p>
          </table:table-cell>
          <table:table-cell office:value-type="float" office:value="981186" calcext:value-type="float">
            <text:p>98118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62222" calcext:value-type="float">
            <text:p>462222</text:p>
          </table:table-cell>
          <table:table-cell office:value-type="float" office:value="510373" calcext:value-type="float">
            <text:p>510373</text:p>
          </table:table-cell>
          <table:table-cell office:value-type="float" office:value="972595" calcext:value-type="float">
            <text:p>97259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48219" calcext:value-type="float">
            <text:p>448219</text:p>
          </table:table-cell>
          <table:table-cell office:value-type="float" office:value="497899" calcext:value-type="float">
            <text:p>497899</text:p>
          </table:table-cell>
          <table:table-cell office:value-type="float" office:value="946118" calcext:value-type="float">
            <text:p>946118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43341" calcext:value-type="float">
            <text:p>443341</text:p>
          </table:table-cell>
          <table:table-cell office:value-type="float" office:value="494746" calcext:value-type="float">
            <text:p>494746</text:p>
          </table:table-cell>
          <table:table-cell office:value-type="float" office:value="938087" calcext:value-type="float">
            <text:p>938087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24241" calcext:value-type="float">
            <text:p>424241</text:p>
          </table:table-cell>
          <table:table-cell office:value-type="float" office:value="473859" calcext:value-type="float">
            <text:p>473859</text:p>
          </table:table-cell>
          <table:table-cell office:value-type="float" office:value="898100" calcext:value-type="float">
            <text:p>898100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3230" calcext:value-type="float">
            <text:p>383230</text:p>
          </table:table-cell>
          <table:table-cell office:value-type="float" office:value="428232" calcext:value-type="float">
            <text:p>428232</text:p>
          </table:table-cell>
          <table:table-cell office:value-type="float" office:value="811462" calcext:value-type="float">
            <text:p>81146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53046" calcext:value-type="float">
            <text:p>353046</text:p>
          </table:table-cell>
          <table:table-cell office:value-type="float" office:value="401461" calcext:value-type="float">
            <text:p>401461</text:p>
          </table:table-cell>
          <table:table-cell office:value-type="float" office:value="754507" calcext:value-type="float">
            <text:p>75450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01078" calcext:value-type="float">
            <text:p>301078</text:p>
          </table:table-cell>
          <table:table-cell office:value-type="float" office:value="347111" calcext:value-type="float">
            <text:p>347111</text:p>
          </table:table-cell>
          <table:table-cell office:value-type="float" office:value="648189" calcext:value-type="float">
            <text:p>648189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56685" calcext:value-type="float">
            <text:p>256685</text:p>
          </table:table-cell>
          <table:table-cell office:value-type="float" office:value="305152" calcext:value-type="float">
            <text:p>305152</text:p>
          </table:table-cell>
          <table:table-cell office:value-type="float" office:value="561837" calcext:value-type="float">
            <text:p>561837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37865" calcext:value-type="float">
            <text:p>337865</text:p>
          </table:table-cell>
          <table:table-cell office:value-type="float" office:value="402663" calcext:value-type="float">
            <text:p>402663</text:p>
          </table:table-cell>
          <table:table-cell office:value-type="float" office:value="740528" calcext:value-type="float">
            <text:p>74052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36110" calcext:value-type="float">
            <text:p>336110</text:p>
          </table:table-cell>
          <table:table-cell office:value-type="float" office:value="404265" calcext:value-type="float">
            <text:p>404265</text:p>
          </table:table-cell>
          <table:table-cell office:value-type="float" office:value="740375" calcext:value-type="float">
            <text:p>740375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17005" calcext:value-type="float">
            <text:p>317005</text:p>
          </table:table-cell>
          <table:table-cell office:value-type="float" office:value="387280" calcext:value-type="float">
            <text:p>387280</text:p>
          </table:table-cell>
          <table:table-cell office:value-type="float" office:value="704285" calcext:value-type="float">
            <text:p>704285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0011" calcext:value-type="float">
            <text:p>370011</text:p>
          </table:table-cell>
          <table:table-cell office:value-type="float" office:value="466392" calcext:value-type="float">
            <text:p>466392</text:p>
          </table:table-cell>
          <table:table-cell office:value-type="float" office:value="836403" calcext:value-type="float">
            <text:p>83640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2039" calcext:value-type="float">
            <text:p>372039</text:p>
          </table:table-cell>
          <table:table-cell office:value-type="float" office:value="482790" calcext:value-type="float">
            <text:p>482790</text:p>
          </table:table-cell>
          <table:table-cell office:value-type="float" office:value="854829" calcext:value-type="float">
            <text:p>854829</text:p>
          </table:table-cell>
          <table:table-cell table:formula="of:=SUM([.D62:.D81])" office:value-type="float" office:value="18057318" calcext:value-type="float">
            <text:p>18057318</text:p>
          </table:table-cell>
          <table:table-cell table:formula="of:=[.E81]/[.D$88]" office:value-type="float" office:value="0.217121944379885" calcext:value-type="float">
            <text:p>0,217121944379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49356" calcext:value-type="float">
            <text:p>349356</text:p>
          </table:table-cell>
          <table:table-cell office:value-type="float" office:value="464990" calcext:value-type="float">
            <text:p>464990</text:p>
          </table:table-cell>
          <table:table-cell office:value-type="float" office:value="814346" calcext:value-type="float">
            <text:p>814346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07110" calcext:value-type="float">
            <text:p>307110</text:p>
          </table:table-cell>
          <table:table-cell office:value-type="float" office:value="418901" calcext:value-type="float">
            <text:p>418901</text:p>
          </table:table-cell>
          <table:table-cell office:value-type="float" office:value="726011" calcext:value-type="float">
            <text:p>726011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67416" calcext:value-type="float">
            <text:p>267416</text:p>
          </table:table-cell>
          <table:table-cell office:value-type="float" office:value="376292" calcext:value-type="float">
            <text:p>376292</text:p>
          </table:table-cell>
          <table:table-cell office:value-type="float" office:value="643708" calcext:value-type="float">
            <text:p>643708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38102" calcext:value-type="float">
            <text:p>238102</text:p>
          </table:table-cell>
          <table:table-cell office:value-type="float" office:value="347235" calcext:value-type="float">
            <text:p>347235</text:p>
          </table:table-cell>
          <table:table-cell office:value-type="float" office:value="585337" calcext:value-type="float">
            <text:p>585337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08306" calcext:value-type="float">
            <text:p>208306</text:p>
          </table:table-cell>
          <table:table-cell office:value-type="float" office:value="316573" calcext:value-type="float">
            <text:p>316573</text:p>
          </table:table-cell>
          <table:table-cell office:value-type="float" office:value="524879" calcext:value-type="float">
            <text:p>52487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93584" calcext:value-type="float">
            <text:p>793584</text:p>
          </table:table-cell>
          <table:table-cell office:value-type="float" office:value="1593270" calcext:value-type="float">
            <text:p>1593270</text:p>
          </table:table-cell>
          <table:table-cell office:value-type="float" office:value="2386854" calcext:value-type="float">
            <text:p>2386854</text:p>
          </table:table-cell>
          <table:table-cell table:formula="of:=SUM([.D82:.D87])" office:value-type="float" office:value="5681135" calcext:value-type="float">
            <text:p>5681135</text:p>
          </table:table-cell>
          <table:table-cell table:formula="of:=[.E87]/[.D$88]" office:value-type="float" office:value="0.0683102040671057" calcext:value-type="float">
            <text:p>0,068310204067106</text:p>
          </table:table-cell>
        </table:table-row>
        <table:table-row table:style-name="ro1">
          <table:table-cell/>
          <table:table-cell table:formula="of:=SUM([.B2:.B87])" office:value-type="float" office:value="41037613" calcext:value-type="float">
            <text:p>41037613</text:p>
          </table:table-cell>
          <table:table-cell table:formula="of:=SUM([.C2:.C87])" office:value-type="float" office:value="42129098" calcext:value-type="float">
            <text:p>42129098</text:p>
          </table:table-cell>
          <table:table-cell table:formula="of:=SUM([.D2:.D87])" office:value-type="float" office:value="83166711" calcext:value-type="float">
            <text:p>83166711</text:p>
          </table:table-cell>
          <table:table-cell table:number-columns-repeated="2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43"/>
        <table:table-column table:style-name="co6" table:default-cell-style-name="Default"/>
        <table:table-column table:style-name="co7" table:default-cell-style-name="ce43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30" office:value-type="string" calcext:value-type="string" table:number-columns-spanned="7" table:number-rows-spanned="1">
            <text:p>Vergleich mit Bevölkerungsanteil</text:p>
          </table:table-cell>
          <table:covered-table-cell table:style-name="ce31"/>
          <table:covered-table-cell table:style-name="ce38"/>
          <table:covered-table-cell table:style-name="ce31"/>
          <table:covered-table-cell table:style-name="ce38"/>
          <table:covered-table-cell table:style-name="ce44"/>
          <table:covered-table-cell/>
        </table:table-row>
        <table:table-row table:style-name="ro3">
          <table:table-cell table:style-name="ce31" office:value-type="string" calcext:value-type="string">
            <text:p>Alter</text:p>
          </table:table-cell>
          <table:table-cell table:style-name="ce31" office:value-type="string" calcext:value-type="string">
            <text:p>Menschen</text:p>
          </table:table-cell>
          <table:table-cell table:style-name="ce38" office:value-type="string" calcext:value-type="string">
            <text:p>Anteil</text:p>
          </table:table-cell>
          <table:table-cell table:style-name="ce31" office:value-type="string" calcext:value-type="string">
            <text:p>Testungen</text:p>
          </table:table-cell>
          <table:table-cell table:style-name="ce38" office:value-type="string" calcext:value-type="string">
            <text:p>Anteil</text:p>
          </table:table-cell>
          <table:table-cell table:style-name="ce31" office:value-type="string" calcext:value-type="string">
            <text:p>Infizierte</text:p>
          </table:table-cell>
          <table:table-cell table:style-name="ce38" office:value-type="string" calcext:value-type="string">
            <text:p>Anteil</text:p>
          </table:table-cell>
        </table:table-row>
        <table:table-row table:style-name="ro3">
          <table:table-cell table:style-name="ce32" office:value-type="string" calcext:value-type="string">
            <text:p>0-4</text:p>
          </table:table-cell>
          <table:table-cell table:style-name="ce35" office:value-type="float" office:value="3961376" calcext:value-type="float">
            <text:p>3.961.376</text:p>
          </table:table-cell>
          <table:table-cell table:style-name="ce39" office:value-type="percentage" office:value="0.0476317501602294" calcext:value-type="percentage">
            <text:p>4,8 %</text:p>
          </table:table-cell>
          <table:table-cell table:style-name="ce35" office:value-type="float" office:value="155318" calcext:value-type="float">
            <text:p>155.318</text:p>
          </table:table-cell>
          <table:table-cell table:style-name="ce39" table:formula="of:=[.D3]/[.D$9]" office:value-type="percentage" office:value="0.0305734344692157" calcext:value-type="percentage">
            <text:p>3,1 %</text:p>
          </table:table-cell>
          <table:table-cell table:style-name="ce35" office:value-type="float" office:value="13746" calcext:value-type="float">
            <text:p>13.746</text:p>
          </table:table-cell>
          <table:table-cell table:style-name="ce39" table:formula="of:=[.F3]/[.F$9]" office:value-type="percentage" office:value="0.0198339523327187" calcext:value-type="percentage">
            <text:p>2,0 %</text:p>
          </table:table-cell>
        </table:table-row>
        <table:table-row table:style-name="ro3">
          <table:table-cell table:style-name="ce32" office:value-type="string" calcext:value-type="string">
            <text:p>5-14</text:p>
          </table:table-cell>
          <table:table-cell table:style-name="ce35" office:value-type="float" office:value="7429883" calcext:value-type="float">
            <text:p>7.429.883</text:p>
          </table:table-cell>
          <table:table-cell table:style-name="ce40" office:value-type="percentage" office:value="0.0893372229184343" calcext:value-type="percentage">
            <text:p>8,9 %</text:p>
          </table:table-cell>
          <table:table-cell table:style-name="ce35" office:value-type="float" office:value="361356" calcext:value-type="float">
            <text:p>361.356</text:p>
          </table:table-cell>
          <table:table-cell table:style-name="ce40" table:formula="of:=[.D4]/[.D$9]" office:value-type="percentage" office:value="0.0711308025216519" calcext:value-type="percentage">
            <text:p>7,1 %</text:p>
          </table:table-cell>
          <table:table-cell table:style-name="ce35" office:value-type="float" office:value="46575" calcext:value-type="float">
            <text:p>46.575</text:p>
          </table:table-cell>
          <table:table-cell table:style-name="ce40" table:formula="of:=[.F4]/[.F$9]" office:value-type="percentage" office:value="0.0672025556450147" calcext:value-type="percentage">
            <text:p>6,7 %</text:p>
          </table:table-cell>
        </table:table-row>
        <table:table-row table:style-name="ro3">
          <table:table-cell table:style-name="ce32" office:value-type="string" calcext:value-type="string">
            <text:p>15-34</text:p>
          </table:table-cell>
          <table:table-cell table:style-name="ce35" office:value-type="float" office:value="19117865" calcext:value-type="float">
            <text:p>19.117.865</text:p>
          </table:table-cell>
          <table:table-cell table:style-name="ce39" office:value-type="percentage" office:value="0.229874005718466" calcext:value-type="percentage">
            <text:p>23,0 %</text:p>
          </table:table-cell>
          <table:table-cell table:style-name="ce35" office:value-type="float" office:value="1497634" calcext:value-type="float">
            <text:p>1.497.634</text:p>
          </table:table-cell>
          <table:table-cell table:style-name="ce39" table:formula="of:=[.D5]/[.D$9]" office:value-type="percentage" office:value="0.294800441403247" calcext:value-type="percentage">
            <text:p>29,5 %</text:p>
          </table:table-cell>
          <table:table-cell table:style-name="ce35" office:value-type="float" office:value="235721" calcext:value-type="float">
            <text:p>235.721</text:p>
          </table:table-cell>
          <table:table-cell table:style-name="ce39" table:formula="of:=[.F5]/[.F$9]" office:value-type="percentage" office:value="0.340119240347794" calcext:value-type="percentage">
            <text:p>34,0 %</text:p>
          </table:table-cell>
        </table:table-row>
        <table:table-row table:style-name="ro3">
          <table:table-cell table:style-name="ce32" office:value-type="string" calcext:value-type="string">
            <text:p>35-59</text:p>
          </table:table-cell>
          <table:table-cell table:style-name="ce35" office:value-type="float" office:value="28919134" calcext:value-type="float">
            <text:p>28.919.134</text:p>
          </table:table-cell>
          <table:table-cell table:style-name="ce40" office:value-type="percentage" office:value="0.347724872755879" calcext:value-type="percentage">
            <text:p>34,8 %</text:p>
          </table:table-cell>
          <table:table-cell table:style-name="ce35" office:value-type="float" office:value="1834046" calcext:value-type="float">
            <text:p>1.834.046</text:p>
          </table:table-cell>
          <table:table-cell table:style-name="ce40" table:formula="of:=[.D6]/[.D$9]" office:value-type="percentage" office:value="0.361021164285706" calcext:value-type="percentage">
            <text:p>36,1 %</text:p>
          </table:table-cell>
          <table:table-cell table:style-name="ce35" office:value-type="float" office:value="263877" calcext:value-type="float">
            <text:p>263.877</text:p>
          </table:table-cell>
          <table:table-cell table:style-name="ce40" table:formula="of:=[.F6]/[.F$9]" office:value-type="percentage" office:value="0.380745223315932" calcext:value-type="percentage">
            <text:p>38,1 %</text:p>
          </table:table-cell>
        </table:table-row>
        <table:table-row table:style-name="ro3">
          <table:table-cell table:style-name="ce32" office:value-type="string" calcext:value-type="string">
            <text:p>60-79</text:p>
          </table:table-cell>
          <table:table-cell table:style-name="ce35" office:value-type="float" office:value="18057318" calcext:value-type="float">
            <text:p>18.057.318</text:p>
          </table:table-cell>
          <table:table-cell table:style-name="ce39" office:value-type="percentage" office:value="0.217121944379885" calcext:value-type="percentage">
            <text:p>21,7 %</text:p>
          </table:table-cell>
          <table:table-cell table:style-name="ce35" office:value-type="float" office:value="834928" calcext:value-type="float">
            <text:p>834.928</text:p>
          </table:table-cell>
          <table:table-cell table:style-name="ce39" table:formula="of:=[.D7]/[.D$9]" office:value-type="percentage" office:value="0.164350664407946" calcext:value-type="percentage">
            <text:p>16,4 %</text:p>
          </table:table-cell>
          <table:table-cell table:style-name="ce35" office:value-type="float" office:value="91606" calcext:value-type="float">
            <text:p>91.606</text:p>
          </table:table-cell>
          <table:table-cell table:style-name="ce39" table:formula="of:=[.F7]/[.F$9]" office:value-type="percentage" office:value="0.132177290658448" calcext:value-type="percentage">
            <text:p>13,2 %</text:p>
          </table:table-cell>
        </table:table-row>
        <table:table-row table:style-name="ro3">
          <table:table-cell table:style-name="ce33" office:value-type="string" calcext:value-type="string">
            <text:p>80+</text:p>
          </table:table-cell>
          <table:table-cell table:style-name="ce36" office:value-type="float" office:value="5681135" calcext:value-type="float">
            <text:p>5.681.135</text:p>
          </table:table-cell>
          <table:table-cell table:style-name="ce41" office:value-type="percentage" office:value="0.0683102040671057" calcext:value-type="percentage">
            <text:p>6,8 %</text:p>
          </table:table-cell>
          <table:table-cell table:style-name="ce36" office:value-type="float" office:value="396880" calcext:value-type="float">
            <text:p>396.880</text:p>
          </table:table-cell>
          <table:table-cell table:style-name="ce41" table:formula="of:=[.D8]/[.D$9]" office:value-type="percentage" office:value="0.0781234929122339" calcext:value-type="percentage">
            <text:p>7,8 %</text:p>
          </table:table-cell>
          <table:table-cell table:style-name="ce36" office:value-type="float" office:value="41529" calcext:value-type="float">
            <text:p>41.529</text:p>
          </table:table-cell>
          <table:table-cell table:style-name="ce41" table:formula="of:=[.F8]/[.F$9]" office:value-type="percentage" office:value="0.0599217377000926" calcext:value-type="percentage">
            <text:p>6,0 %</text:p>
          </table:table-cell>
        </table:table-row>
        <table:table-row table:style-name="ro3">
          <table:table-cell table:style-name="ce34" office:value-type="string" calcext:value-type="string">
            <text:p>Gesamt</text:p>
          </table:table-cell>
          <table:table-cell table:style-name="ce37" table:formula="of:=SUM([.B3:.B8])" office:value-type="float" office:value="83166711" calcext:value-type="float">
            <text:p>83.166.711</text:p>
          </table:table-cell>
          <table:table-cell table:style-name="ce42" office:value-type="percentage" office:value="1" calcext:value-type="percentage">
            <text:p>100,0 %</text:p>
          </table:table-cell>
          <table:table-cell table:style-name="ce37" table:formula="of:=SUM([.D3:.D8])" office:value-type="float" office:value="5080162" calcext:value-type="float">
            <text:p>5.080.162</text:p>
          </table:table-cell>
          <table:table-cell table:style-name="ce42" table:formula="of:=[.D9]/[.D$9]" office:value-type="percentage" office:value="1" calcext:value-type="percentage">
            <text:p>100,0 %</text:p>
          </table:table-cell>
          <table:table-cell table:style-name="ce37" table:formula="of:=SUM([.F3:.F8])" office:value-type="float" office:value="693054" calcext:value-type="float">
            <text:p>693.054</text:p>
          </table:table-cell>
          <table:table-cell table:style-name="ce42" table:formula="of:=[.F9]/[.F$9]" office:value-type="percentage" office:value="1" calcext:value-type="percentage">
            <text:p>100,0 %</text:p>
          </table:table-cell>
        </table:table-row>
        <table:table-row table:style-name="ro1">
          <table:table-cell office:value-type="string" calcext:value-type="string">
            <text:p>Bevölkerung: 31.12.2019</text:p>
          </table:table-cell>
          <table:table-cell/>
          <table:table-cell office:value-type="string" calcext:value-type="string">
            <text:p>Testungen: RKI</text:p>
          </table:table-cell>
          <table:table-cell/>
          <table:table-cell office:value-type="string" calcext:value-type="string">
            <text:p>Infizierte: Altersverteilung 37-48Kw gem RKI</text:p>
          </table:table-cell>
          <table:table-cell table:number-columns-repeated="2"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 number:grouping="true"/>
    </number:number-style>
    <number:percentage-style style:name="N108">
      <number:number number:decimal-places="1" loext:min-decimal-places="1" number:min-integer-digits="1"/>
      <number:text> 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.00.0000</text:date>, <text:time style:data-style-name="N2" text:time-value="13:43:15.7384197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9T13:45:29.641951635</dc:date>
    <dc:creator>Thomas Arend</dc:creator>
    <meta:editing-duration>PT1H52S</meta:editing-duration>
    <meta:editing-cycles>8</meta:editing-cycles>
    <meta:generator>LibreOffice/6.1.5.2$Linux_X86_64 LibreOffice_project/10$Build-2</meta:generator>
    <meta:document-statistic meta:table-count="2" meta:cell-count="423" meta:object-count="0"/>
  </office:meta>
</office:document-meta>
</file>